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 style:font-pitch="variable" style:font-charset="x-symbol"/>
    <style:font-face style:name="Wingdings" svg:font-family="Wingdings"/>
    <style:font-face style:name="Symbol" svg:font-family="Symbol" style:font-family-generic="roman"/>
    <style:font-face style:name="Times New Roman" svg:font-family="'Times New Roman'" style:font-family-generic="roman"/>
    <style:font-face style:name="Times New Roman CE" svg:font-family="'Times New Roman CE'" style:font-family-generic="roman"/>
    <style:font-face style:name="Arial" svg:font-family="Arial" style:font-family-generic="swiss"/>
    <style:font-face style:name="Arial CE" svg:font-family="'Arial CE'" style:font-family-generic="swiss"/>
    <style:font-face style:name="Impact" svg:font-family="Impact" style:font-family-generic="swiss"/>
    <style:font-face style:name="Impact CE" svg:font-family="'Impact CE'" style:font-family-generic="swiss"/>
    <style:font-face style:name="Bullpen" svg:font-family="Bullpe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fo:background-color="#cccccc">
        <style:tab-stops>
          <style:tab-stop style:position="8.255cm" style:type="center"/>
          <style:tab-stop style:position="16.51cm" style:type="right"/>
        </style:tab-stops>
        <style:background-image/>
      </style:paragraph-properties>
      <style:text-properties style:font-name="Impact CE" style:font-name-asian="Impact CE" style:font-name-complex="Impact CE"/>
    </style:style>
    <style:style style:name="P2" style:family="paragraph" style:parent-style-name="Standard">
      <style:paragraph-properties fo:background-color="#cccccc">
        <style:tab-stops>
          <style:tab-stop style:position="8.255cm" style:type="center"/>
          <style:tab-stop style:position="16.51cm" style:type="right"/>
        </style:tab-stops>
        <style:background-image/>
      </style:paragraph-properties>
    </style:style>
    <style:style style:name="P3" style:family="paragraph" style:parent-style-name="Standard">
      <style:paragraph-properties fo:text-align="center" style:justify-single-word="false">
        <style:tab-stops>
          <style:tab-stop style:position="17.145cm"/>
        </style:tab-stops>
      </style:paragraph-properties>
      <style:text-properties style:font-name="Liberation Serif" fo:font-weight="bold" style:font-name-asian="Times New Roman CE" style:font-weight-asian="bold" style:font-name-complex="Times New Roman C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style:font-name-asian="Times New Roman CE" style:font-name-complex="Times New Roman CE"/>
    </style:style>
    <style:style style:name="P5" style:family="paragraph" style:parent-style-name="Standard">
      <style:paragraph-properties fo:text-align="center" style:justify-single-word="false">
        <style:tab-stops>
          <style:tab-stop style:position="17.145cm"/>
        </style:tab-stops>
      </style:paragraph-properties>
      <style:text-properties style:font-name="Liberation Serif" style:font-name-asian="Times New Roman CE" style:font-name-complex="Times New Roman CE"/>
    </style:style>
    <style:style style:name="P6" style:family="paragraph" style:parent-style-name="Standard">
      <style:paragraph-properties fo:margin-left="0cm" fo:margin-right="2.54cm" fo:margin-top="0cm" fo:margin-bottom="0.635cm" fo:text-align="center" style:justify-single-word="false" fo:keep-together="always" fo:text-indent="0cm" style:auto-text-indent="false" fo:break-before="page" fo:keep-with-next="always"/>
      <style:text-properties fo:color="#800000" style:font-name="Liberation Serif" fo:font-size="14pt" style:text-underline-style="solid" style:text-underline-width="auto" style:text-underline-color="font-color" fo:font-weight="bold" style:font-name-asian="Arial CE" style:font-size-asian="14pt" style:font-weight-asian="bold" style:font-name-complex="Arial CE" style:font-size-complex="14pt" style:font-weight-complex="bold"/>
    </style:style>
    <style:style style:name="P7" style:family="paragraph" style:parent-style-name="Standard">
      <style:paragraph-properties fo:margin-top="0cm" fo:margin-bottom="0.847cm" fo:break-before="page" fo:padding="0cm" fo:border-left="none" fo:border-right="none" fo:border-top="none" fo:border-bottom="0.002cm solid #000080">
        <style:tab-stops>
          <style:tab-stop style:position="1.588cm" style:leader-style="dotted" style:leader-text="."/>
          <style:tab-stop style:position="2.064cm" style:leader-style="dotted" style:leader-text="."/>
        </style:tab-stops>
      </style:paragraph-properties>
      <style:text-properties fo:color="#000080" style:font-name="Bullpen" fo:font-size="16pt" style:font-name-asian="Impact CE" style:font-size-asian="16pt" style:font-name-complex="Impact CE" style:font-size-complex="16pt"/>
    </style:style>
    <style:style style:name="P8" style:family="paragraph" style:parent-style-name="Standard">
      <style:paragraph-properties fo:margin-top="0cm" fo:margin-bottom="0.847cm" fo:break-before="page" fo:background-color="#ffffcc" fo:padding="0cm" fo:border="0.002cm solid #000000" style:shadow="#808080 0.106cm 0.106cm">
        <style:background-image/>
      </style:paragraph-properties>
      <style:text-properties fo:color="#000080" style:font-name="Bullpen" fo:font-size="16pt" style:font-name-asian="Impact CE" style:font-size-asian="16pt" style:font-name-complex="Impact CE" style:font-size-complex="16pt"/>
    </style:style>
    <style:style style:name="P9" style:family="paragraph" style:parent-style-name="Standard">
      <style:paragraph-properties fo:margin-top="0cm" fo:margin-bottom="0.847cm" fo:break-before="page" fo:background-color="#ffffcc" fo:padding="0cm" fo:border="0.002cm solid #000080" style:shadow="#808080 0.106cm 0.106cm">
        <style:background-image/>
      </style:paragraph-properties>
      <style:text-properties fo:color="#000080" style:font-name="Bullpen" fo:font-size="16pt" style:font-name-asian="Impact CE" style:font-size-asian="16pt" style:font-name-complex="Impact CE" style:font-size-complex="16pt"/>
    </style:style>
    <style:style style:name="P10" style:family="paragraph" style:parent-style-name="Standard">
      <style:paragraph-properties fo:margin-top="0.635cm" fo:margin-bottom="0.847cm" fo:break-before="page" fo:background-color="#ffffcc" fo:padding="0cm" fo:border="0.002cm solid #000000" style:shadow="#808080 0.106cm 0.106cm">
        <style:tab-stops>
          <style:tab-stop style:position="17.145cm"/>
        </style:tab-stops>
        <style:background-image/>
      </style:paragraph-properties>
      <style:text-properties fo:color="#000080" style:font-name="Bullpen" fo:font-size="16pt" style:font-name-asian="Impact CE" style:font-size-asian="16pt" style:font-name-complex="Impact CE" style:font-size-complex="16pt"/>
    </style:style>
    <style:style style:name="P11" style:family="paragraph" style:parent-style-name="Standard">
      <style:paragraph-properties fo:margin-left="1.27cm" fo:margin-right="0cm" fo:margin-top="0cm" fo:margin-bottom="0.139cm" fo:text-indent="0cm" style:auto-text-indent="false"/>
      <style:text-properties style:font-name="Liberation Serif" style:font-name-asian="Times New Roman CE" style:font-name-complex="Times New Roman CE"/>
    </style:style>
    <style:style style:name="P12" style:family="paragraph" style:parent-style-name="Standard">
      <style:paragraph-properties fo:margin-left="1.27cm" fo:margin-right="0cm" fo:margin-top="0cm" fo:margin-bottom="0.139cm" style:line-height-at-least="0.635cm" fo:text-indent="0cm" style:auto-text-indent="false"/>
      <style:text-properties style:font-name="Liberation Serif" style:font-name-asian="Times New Roman CE" style:font-name-complex="Times New Roman CE"/>
    </style:style>
    <style:style style:name="P13" style:family="paragraph" style:parent-style-name="Standard">
      <style:paragraph-properties fo:margin-left="1.27cm" fo:margin-right="0cm" fo:margin-top="1.27cm" fo:margin-bottom="0.635cm" fo:text-indent="0cm" style:auto-text-indent="false" fo:padding="0cm" fo:border-left="none" fo:border-right="none" fo:border-top="none" fo:border-bottom="0.002cm solid #000000"/>
      <style:text-properties style:font-name="Liberation Serif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Liberation Serif" style:font-name-asian="Times New Roman CE" style:font-name-complex="Times New Roman CE"/>
    </style:style>
    <style:style style:name="P15" style:family="paragraph" style:parent-style-name="Standard">
      <style:paragraph-properties fo:margin-left="1.905cm" fo:margin-right="0cm" fo:margin-top="0cm" fo:margin-bottom="0.139cm" fo:text-indent="-0.635cm" style:auto-text-indent="false">
        <style:tab-stops/>
      </style:paragraph-properties>
      <style:text-properties style:font-name="Liberation Serif" style:font-name-asian="Times New Roman CE" style:font-name-complex="Times New Roman CE"/>
    </style:style>
    <style:style style:name="P16" style:family="paragraph" style:parent-style-name="Standard">
      <style:paragraph-properties fo:margin-top="0.847cm" fo:margin-bottom="0.847cm" fo:background-color="#ffffcc" fo:padding="0cm" fo:border="0.002cm solid #000000" style:shadow="#808080 0.106cm 0.106cm">
        <style:background-image/>
      </style:paragraph-properties>
      <style:text-properties fo:color="#000080" style:font-name="Bullpen" fo:font-size="16pt" style:font-name-asian="Impact CE" style:font-size-asian="16pt" style:font-name-complex="Impact CE" style:font-size-complex="16pt"/>
    </style:style>
    <style:style style:name="P17" style:family="paragraph" style:parent-style-name="Standard">
      <style:paragraph-properties fo:margin-top="0.847cm" fo:margin-bottom="0.847cm" fo:background-color="#ffffcc" fo:padding="0cm" fo:border="0.002cm solid #000000" style:shadow="#808080 0.106cm 0.106cm">
        <style:background-image/>
      </style:paragraph-properties>
      <style:text-properties fo:color="#000080" style:font-name="Bullpen" fo:font-size="16pt" fo:font-weight="normal" style:font-name-asian="Impact CE" style:font-size-asian="16pt" style:font-weight-asian="normal" style:font-name-complex="Impact CE" style:font-size-complex="16pt" style:font-weight-complex="normal"/>
    </style:style>
    <style:style style:name="P18" style:family="paragraph" style:parent-style-name="Standard">
      <style:paragraph-properties fo:margin-top="1.693cm" fo:margin-bottom="0.847cm" fo:background-color="#ffffcc" fo:padding="0cm" fo:border="0.002cm solid #000000" style:shadow="#808080 0.106cm 0.106cm">
        <style:background-image/>
      </style:paragraph-properties>
      <style:text-properties fo:color="#000080" style:font-name="Bullpen" fo:font-size="16pt" style:font-name-asian="Impact CE" style:font-size-asian="16pt" style:font-name-complex="Impact CE" style:font-size-complex="16pt"/>
    </style:style>
    <style:style style:name="P19" style:family="paragraph" style:parent-style-name="Standard">
      <style:paragraph-properties fo:margin-left="0.305cm" fo:margin-right="0cm" fo:margin-top="0.318cm" fo:margin-bottom="0.139cm" fo:text-indent="0cm" style:auto-text-indent="false"/>
      <style:text-properties style:font-name="Liberation Serif" fo:font-weight="bold" style:font-name-asian="Times New Roman CE" style:font-weight-asian="bold" style:font-name-complex="Times New Roman CE" style:font-weight-complex="bold"/>
    </style:style>
    <style:style style:name="P20" style:family="paragraph" style:parent-style-name="Standard">
      <style:paragraph-properties fo:margin-left="0.305cm" fo:margin-right="0cm" fo:margin-top="0.318cm" fo:margin-bottom="0.139cm" fo:text-indent="0cm" style:auto-text-indent="false" fo:break-before="page"/>
      <style:text-properties style:font-name="Liberation Serif" fo:font-weight="bold" style:font-name-asian="Times New Roman CE" style:font-weight-asian="bold" style:font-name-complex="Times New Roman CE" style:font-weight-complex="bold"/>
    </style:style>
    <style:style style:name="P21" style:family="paragraph" style:parent-style-name="Standard">
      <style:paragraph-properties fo:margin-left="0.305cm" fo:margin-right="0cm" fo:margin-top="0cm" fo:margin-bottom="0.139cm" fo:text-indent="0cm" style:auto-text-indent="false"/>
      <style:text-properties style:font-name="Liberation Serif" style:font-name-asian="Times New Roman CE" style:font-name-complex="Times New Roman CE"/>
    </style:style>
    <style:style style:name="P22" style:family="paragraph" style:parent-style-name="Standard">
      <style:paragraph-properties fo:margin-left="1.753cm" fo:margin-right="1.27cm" fo:text-indent="-0.483cm" style:auto-text-indent="false">
        <style:tab-stops/>
      </style:paragraph-properties>
      <style:text-properties style:font-name="Liberation Serif"/>
    </style:style>
    <style:style style:name="P23" style:family="paragraph" style:parent-style-name="Standard">
      <style:paragraph-properties fo:margin-top="0cm" fo:margin-bottom="0.212cm"/>
      <style:text-properties style:font-name="Liberation Serif" fo:font-weight="bold" style:font-name-asian="Times New Roman CE" style:font-weight-asian="bold" style:font-name-complex="Times New Roman CE" style:font-weight-complex="bold"/>
    </style:style>
    <style:style style:name="P24" style:family="paragraph" style:parent-style-name="Standard">
      <style:paragraph-properties fo:margin-left="0cm" fo:margin-right="0cm" fo:margin-top="1.058cm" fo:margin-bottom="6.773cm" fo:text-align="center" style:justify-single-word="false" fo:text-indent="0cm" style:auto-text-indent="false"/>
      <style:text-properties fo:color="#800000" style:font-name="Liberation Serif" fo:font-size="11pt" style:font-name-asian="Arial CE" style:font-size-asian="11pt" style:font-name-complex="Arial CE" style:font-size-complex="11pt"/>
    </style:style>
    <style:style style:name="P25" style:family="paragraph" style:parent-style-name="Standard" style:master-page-name="First_20_Page">
      <style:paragraph-properties fo:margin-top="3.387cm" fo:margin-bottom="0cm" fo:text-align="center" style:justify-single-word="false" style:page-number="auto"/>
      <style:text-properties style:font-name="Liberation Serif" fo:font-size="24pt" style:font-name-asian="Impact CE" style:font-size-asian="24pt" style:font-name-complex="Impact CE" style:font-size-complex="24pt"/>
    </style:style>
    <style:style style:name="P26" style:family="paragraph" style:parent-style-name="Standard">
      <style:paragraph-properties fo:margin-top="0.212cm" fo:margin-bottom="0cm" fo:text-align="center" style:justify-single-word="false">
        <style:tab-stops>
          <style:tab-stop style:position="17.145cm"/>
        </style:tab-stops>
      </style:paragraph-properties>
      <style:text-properties fo:color="#008080" style:font-name="OpenSymbol" fo:font-size="30pt" style:font-name-asian="OpenSymbol" style:font-size-asian="30pt" style:font-name-complex="OpenSymbol" style:font-size-complex="30pt"/>
    </style:style>
    <style:style style:name="P27" style:family="paragraph" style:parent-style-name="Standard">
      <style:paragraph-properties fo:margin-top="1.27cm" fo:margin-bottom="0cm" fo:text-align="center" style:justify-single-word="false">
        <style:tab-stops>
          <style:tab-stop style:position="17.145cm"/>
        </style:tab-stops>
      </style:paragraph-properties>
      <style:text-properties fo:color="#008080" style:font-name="OpenSymbol" fo:font-size="30pt" fo:font-weight="bold" style:font-name-asian="OpenSymbol" style:font-size-asian="30pt" style:font-weight-asian="bold" style:font-name-complex="OpenSymbol" style:font-size-complex="30pt" style:font-weight-complex="bold"/>
    </style:style>
    <style:style style:name="P28" style:family="paragraph" style:parent-style-name="Standard">
      <style:paragraph-properties fo:margin-left="0.635cm" fo:margin-right="0cm" fo:margin-top="0cm" fo:margin-bottom="0.423cm" fo:text-indent="0cm" style:auto-text-indent="false">
        <style:tab-stops>
          <style:tab-stop style:position="13.335cm" style:leader-style="dotted" style:leader-text="."/>
        </style:tab-stops>
      </style:paragraph-properties>
      <style:text-properties style:font-name="Liberation Serif" fo:font-weight="bold" style:font-name-asian="Times New Roman" style:font-weight-asian="bold" style:font-name-complex="Times New Roman" style:font-weight-complex="bold"/>
    </style:style>
    <style:style style:name="P29" style:family="paragraph" style:parent-style-name="Standard" style:list-style-name="RTF_5f_Num_20_2">
      <style:paragraph-properties fo:margin-left="1.27cm" fo:margin-right="0cm" fo:margin-top="0cm" fo:margin-bottom="0.139cm" fo:text-indent="0cm" style:auto-text-indent="false">
        <style:tab-stops/>
      </style:paragraph-properties>
      <style:text-properties style:font-name="Liberation Serif" style:font-name-asian="Times New Roman CE" style:font-name-complex="Times New Roman CE"/>
    </style:style>
    <style:style style:name="P30" style:family="paragraph" style:parent-style-name="Standard" style:list-style-name="RTF_5f_Num_20_2">
      <style:paragraph-properties fo:margin-left="1.27cm" fo:margin-right="0cm" fo:text-indent="0cm" style:auto-text-indent="false">
        <style:tab-stops/>
      </style:paragraph-properties>
      <style:text-properties style:font-name="Liberation Serif" style:font-name-asian="Times New Roman CE" style:font-name-complex="Times New Roman CE"/>
    </style:style>
    <style:style style:name="T1" style:family="text">
      <style:text-properties style:font-name="Impact CE" style:font-name-asian="Impact CE" style:font-name-complex="Impact CE"/>
    </style:style>
    <style:style style:name="T2" style:family="text">
      <style:text-properties style:text-position="37% 58%" fo:font-size="8pt" style:font-name-asian="Times New Roman CE" style:font-size-asian="8pt" style:font-name-complex="Times New Roman CE" style:font-size-complex="8pt"/>
    </style:style>
    <style:style style:name="T3" style:family="text">
      <style:text-properties fo:font-weight="bold" style:font-name-asian="Impact" style:font-weight-asian="bold" style:font-name-complex="Impact" style:font-weight-complex="bold"/>
    </style:style>
    <style:style style:name="T4" style:family="text">
      <style:text-properties style:font-name-asian="Times New Roman CE" style:font-name-complex="Times New Roman CE"/>
    </style:style>
    <style:style style:name="T5" style:family="text">
      <style:text-properties fo:font-style="italic" style:font-name-asian="Times New Roman CE" style:font-style-asian="italic" style:font-name-complex="Times New Roman CE" style:font-style-complex="italic"/>
    </style:style>
    <style:style style:name="T6" style:family="text">
      <style:text-properties style:font-name-asian="Impact" style:font-name-complex="Impact"/>
    </style:style>
    <style:style style:name="T7" style:family="text">
      <style:text-properties fo:color="#008080" style:font-name="OpenSymbol" fo:font-size="30pt" style:font-name-asian="OpenSymbol" style:font-size-asian="30pt" style:font-name-complex="OpenSymbol" style:font-size-complex="30pt"/>
    </style:style>
    <style:style style:name="T8" style:family="text">
      <style:text-properties fo:color="#008080" style:font-name="OpenSymbol" fo:font-size="30pt" fo:font-weight="bold" style:font-name-asian="OpenSymbol" style:font-size-asian="30pt" style:font-weight-asian="bold" style:font-name-complex="OpenSymbol" style:font-size-complex="30pt" style:font-weight-complex="bold"/>
    </style:style>
    <style:style style:name="T9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 javaslat címe</text:p>
      <text:p text:style-name="P26">✜</text:p>
      <text:p text:style-name="P24">Írjon néhány mondatot a javaslatról általában.</text:p>
      <text:p text:style-name="P27"></text:p>
      <text:p text:style-name="P3">A vállalat neve</text:p>
      <text:p text:style-name="P5">Cím 1. sor</text:p>
      <text:p text:style-name="P5">Cím 2. sor</text:p>
      <text:p text:style-name="P5">Város, irányítószám</text:p>
      <text:p text:style-name="P5">Telefon</text:p>
      <text:p text:style-name="P5">Fax</text:p>
      <text:p text:style-name="P5">Dátum</text:p>
      <text:p text:style-name="P4"/>
      <text:p text:style-name="P7">Tartalom</text:p>
      <text:p text:style-name="P28">Ide jön a tartalomjegyzék...</text:p>
      <text:p text:style-name="P10">HÁTTÉR</text:p>
      <text:p text:style-name="P11">Magyarázza meg, hogy miért írja ezt a javaslatot. Írja le, hogy <text:s/>ki és miért teszi a javaslatot, és részletesen vezesse be a javaslatot.</text:p>
      <text:list xml:id="list864789417" text:style-name="RTF_5f_Num_20_2">
        <text:list-item>
          <text:p text:style-name="P29">Ha a javaslat egy tárgyalás következménye, frissítse fel az olvasó emlékezetét, és <text:s/>írja le, hogy ki vett részt a tárgyaláson, és miről volt szó.</text:p>
        </text:list-item>
        <text:list-item>
          <text:p text:style-name="P29">Ha a javaslat egyszerűen az Ön egyik ötletén alapul, a hátteret érdekes stílusban magyarázza el, különben az olvasó az első oldalon feladja.</text:p>
        </text:list-item>
        <text:list-item>
          <text:p text:style-name="P29">Ha a javaslatot egy megbízás alapján készítette el, itt feltétlenül hivatkozzon az illető megbízásra.</text:p>
        </text:list-item>
      </text:list>
      <text:p text:style-name="P16">VÉGREHAJTÁSI ÖSSZEFOGLALÓ</text:p>
      <text:p text:style-name="P11">Foglalja össze röviden a javaslat később részletesen kifejtendő, lényeges pontjait.</text:p>
      <text:list xml:id="list1375655407" text:continue-numbering="true" text:style-name="RTF_5f_Num_20_2">
        <text:list-item>
          <text:p text:style-name="P29">Írja le egy mondatban, hogy Ön hogyan látja a problémákat és azok megoldásait.</text:p>
        </text:list-item>
        <text:list-item>
          <text:p text:style-name="P29">Ragadja meg az olvasó figyelmét, nézzen utána az ő problémáinak is, és forduljon hozzá személyre szólóan.</text:p>
        </text:list-item>
        <text:list-item>
          <text:p text:style-name="P29">Írja le röviden <text:s/>a javaslat célját, illetve a saját terveit a célok elérésére vonatkozóan.</text:p>
        </text:list-item>
        <text:list-item>
          <text:p text:style-name="P29">Tegye nyilvánvalóvá, hogy a terv hogyan szolgálja a szervezet érdekeit.</text:p>
        </text:list-item>
        <text:list-item>
          <text:p text:style-name="P29">Fejtse ki, hogyan fogja értékelni a tervet. Hogyan <text:s/>fogja <text:s/>eldönteni, hogy a <text:s/>terv <text:s/>sikeres volt-e vagy sem.</text:p>
        </text:list-item>
      </text:list>
      <text:p text:style-name="P8">BEVEZETÉS</text:p>
      <text:p text:style-name="P12">Mindenképpen érje el, hogy az olvasó folytassa a javaslat olvasását. Ismét tegye nyilvánvalóvá, hogy tisztában van az ő problémáival is. Írja le, hogy ki Ön, milyen gyakorlattal rendelkezik, és miért Ön a legalkalmasabb a feladatra.</text:p>
      <text:p text:style-name="P12">Írja le a munkával kapcsolatos képpességeit. Ha már vett részt hasonló programokban, említse meg, <text:s/>kínáljon az <text:s/>olvasónak referenciákat más cégeknél, ahol korábban <text:s/>dolgozott. Részletekbe azonban ne bocsátkozzon. Adja meg, hogy a javaslatban hol találhatók meg ezek a részletek.</text:p>
      <text:p text:style-name="P13"><text:span text:style-name="T8"></text:span><text:span text:style-name="nagybetuk"><text:span text:style-name="T9">A probléma vázlata</text:span></text:span></text:p>
      <text:list xml:id="list2050745309" text:continue-numbering="true" text:style-name="RTF_5f_Num_20_2">
        <text:list-item>
          <text:p text:style-name="P30">Írja le, hogy miért terjeszti elő a javaslatot, milyen probléma kapcsán veti azt fel.</text:p>
        </text:list-item>
        <text:list-item>
          <text:p text:style-name="P30">Bizonyítsa be, hogy tökéletesen érti a szervezet gondjait, problémáit.</text:p>
        </text:list-item>
      </text:list>
      <text:p text:style-name="P13"><text:span text:style-name="T7"></text:span><text:span text:style-name="T6"> </text:span><text:span text:style-name="nagybetuk">A program témaköre és célja</text:span></text:p>
      <text:p text:style-name="P11">Adjon részletes információt a munka elvégzéséhez szükséges személyi és idő tényezőkről - mikor kezdődik a munka, hogyan zajlik le.</text:p>
      <text:list xml:id="list327984777" text:continue-numbering="true" text:style-name="RTF_5f_Num_20_2">
        <text:list-item>
          <text:p text:style-name="P29">Hány ember fog dolgozni a projekten.</text:p>
        </text:list-item>
        <text:list-item>
          <text:p text:style-name="P29">Mennyi ideig tart a program.</text:p>
        </text:list-item>
        <text:list-item>
          <text:p text:style-name="P29">A programhoz szükség van-e szakértő csoportra, illetve csoportokra.</text:p>
        </text:list-item>
        <text:list-item>
          <text:p text:style-name="P29">Mi az egyes személyek, illetve csoportok célja. Célként a várható eredményt említse meg, ne magát a tevékenységet (ne bonyolódjon bele, hogy ki mit fog csinálni és miért, ezek a kérdések később kerülnek tárgyalásra).</text:p>
        </text:list-item>
      </text:list>
      <text:p text:style-name="P8">MUNKATERV</text:p>
      <text:p text:style-name="P11">Mérlegelje a probléma <text:s/>lehetséges <text:s/>megközelítéseinek előnyeit és hátrányait. Írja <text:s/>le <text:s/>a <text:s/>saját megközelítését, és indokolja, hogy miért ezt választotta.</text:p>
      <text:list xml:id="list113454433" text:continue-numbering="true" text:style-name="RTF_5f_Num_20_2">
        <text:list-item>
          <text:p text:style-name="P29">Részletezze a program egyes munkafázisait, és hogy azok hogyan szolgálják <text:s/>a kitűzött célokat.</text:p>
        </text:list-item>
        <text:list-item>
          <text:p text:style-name="P29">Ha a terv egyedi, magyarázza meg, hogy az egyedi terv miért és miben jobb.</text:p>
        </text:list-item>
      </text:list>
      <text:p text:style-name="P13"><text:span text:style-name="T7"></text:span><text:span text:style-name="T6"> </text:span><text:span text:style-name="nagybetuk">Első munkafázis</text:span></text:p>
      <text:p text:style-name="P11">Mutassa meg, hogyan éri el az első célt. Az elvégzendő munka szemléltetésére <text:s text:c="2"/>mellékeljen táblázatokat, grafikonokat, statisztikát stb.</text:p>
      <text:p text:style-name="P13"><text:span text:style-name="T7"></text:span><text:span text:style-name="T3"> </text:span><text:span text:style-name="nagybetuk">Második munkafázis</text:span></text:p>
      <text:p text:style-name="P11">Mutassa meg, hogyan éri el a második célt. Az elvégzendő munka szemléltetésére mellékeljen táblázatokat, grafikonokat, statisztikát stb.</text:p>
      <text:p text:style-name="P13"><text:span text:style-name="T7"></text:span><text:span text:style-name="T6"> </text:span><text:span text:style-name="nagybetuk">Harmadik munkafázis</text:span></text:p>
      <text:p text:style-name="P11">Mutassa meg, hogyan éri el a harmadik célt. Az elvégzendő munka szemléltetésére mellékeljen táblázatokat, grafikonokat, statisztikát stb.</text:p>
      <text:p text:style-name="P8">VEZETÉSI TERV</text:p>
      <text:p text:style-name="P11">Fogalmazza meg az elképzeléseit a program vezetéséről.</text:p>
      <text:p text:style-name="P13"><text:span text:style-name="T7"></text:span><text:span text:style-name="T6"> </text:span><text:span text:style-name="nagybetuk">A program szervezete</text:span></text:p>
      <text:p text:style-name="P11">Írja le, hogy ki a felelős a program egyes fázisaiért. Ha a program hosszabb időre szól, akár szervezeti táblát is közölhet.</text:p>
      <text:p text:style-name="P13"><text:span text:style-name="T7"></text:span><text:span text:style-name="T6"> </text:span><text:span text:style-name="nagybetuk">Költségek</text:span></text:p>
      <text:p text:style-name="P11">Adja meg nagy vonalakban a munka, illetve az eszközök költségeit. A munkaerő és az anyagköltség részletezését a függelékben mellékelje.</text:p>
      <text:p text:style-name="P13"><text:span text:style-name="T7"></text:span><text:span text:style-name="T6"> </text:span><text:span text:style-name="nagybetuk">Ütemezés</text:span></text:p>
      <text:p text:style-name="P11">Adja meg nagy vonalakban a program ütemtervét, a kezdés és befejezés időpontját és még néhány fontosabb dátumot. A program részletes ütemezését a függelékben <text:s/>mellékelje.</text:p>
      <text:p text:style-name="P9">EREDMÉNYEK</text:p>
      <text:p text:style-name="P11">Fogalmazza meg a program felhasználható eredményeit. Egy új rendszert fejleszt ki, esetleg egy új terméket stb. Hangsúlyozza azt, hogy a vevőnek milyen előnye származik a programból.</text:p>
      <text:p text:style-name="P18">ÉRTÉKELÉS</text:p>
      <text:p text:style-name="P14">Itt azt a módszert írja le, ami szerint értékelni fogja, hogy mennyiben érte el a kitűzött célokat, és az eredmények mennyiben tudhatók be az Ön programjának.</text:p>
      <text:p text:style-name="P18">KÉPESÍTÉS</text:p>
      <text:p text:style-name="P11">Foglalja össze a szervezet forrásait, képességeit, képzettségét. Bizonyítsa be, hogy Ön megbízható, és alkalmas a feladatra. A függelékben talál néhány javaslatot arra, hogy milyen típusú dokumentációt foglalhat itt össze. A mellékelt dokumentációt illetően hivatkozzon a függelékre.</text:p>
      <text:p text:style-name="P8">KÖVETKEZTETÉSEK ÉS TOVÁBBI TEENDŐK</text:p>
      <text:p text:style-name="P11">Magyarázza el a további teendőket. Mennyi időn belül tervezi, hogy <text:s/>kapcsolatba lép az ügyféllel, illetve vásárlóval a javaslat megvitatására. Tervezi-e tárgyaláson <text:s/>megvitani a kérdést. </text:p>
      <text:p text:style-name="P17">FÜGGELÉKEK</text:p>
      <text:p text:style-name="P11">Alább következik néhány javaslat ennek a résznek a kitöltésére vonatkozóan:</text:p>
      <text:list xml:id="list1233270890" text:continue-numbering="true" text:style-name="RTF_5f_Num_20_2">
        <text:list-item>
          <text:p text:style-name="P29">Ide vonatkozó levelek</text:p>
        </text:list-item>
        <text:list-item>
          <text:p text:style-name="P29">Jóváhagyó levelek, igazolások</text:p>
        </text:list-item>
        <text:list-item>
          <text:p text:style-name="P29">Az alkalmazottak közül néhány kulcsember visszaigazolása</text:p>
        </text:list-item>
        <text:list-item>
          <text:p text:style-name="P29">A szervezet által elnyert díjak</text:p>
        </text:list-item>
        <text:list-item>
          <text:p text:style-name="P29">Alvállalkozókra vonatkozó adatok</text:p>
        </text:list-item>
        <text:list-item>
          <text:p text:style-name="P29">A program megszervezése, résztvevők</text:p>
        </text:list-item>
        <text:list-item>
          <text:p text:style-name="P29">Ütemterv</text:p>
        </text:list-item>
        <text:list-item>
          <text:p text:style-name="P29">Költségvetés</text:p>
        </text:list-item>
        <text:list-item>
          <text:p text:style-name="P29">A javaslat feltételei és körülményei</text:p>
        </text:list-item>
        <text:list-item>
          <text:p text:style-name="P29">Egyéb adatok, mint pl. képek, ábrák, táblázatok, diaképek, grafikonok, statisztikák stb.</text:p>
        </text:list-item>
        <text:list-item>
          <text:p text:style-name="P29">Egyéb olyan információ, amely csak néhány olvasót érdekelhet</text:p>
        </text:list-item>
        <text:list-item>
          <text:p text:style-name="P29">A feltételek részletezése</text:p>
        </text:list-item>
      </text:list>
      <text:p text:style-name="P6">Javaslat írásának alapelvei</text:p>
      <text:p text:style-name="P19">Ismerje meg akihez a javaslat szól</text:p>
      <text:p text:style-name="P21">Tudjon meg minél többet azokról a személyekről, akiknek a javaslatot benyújtja. Mielőtt elkezdené írni a javaslatot, gyűjtsön össze megbízható adatokat a céljaikról és problémáikról.</text:p>
      <text:list xml:id="list457756469" text:continue-numbering="true" text:style-name="RTF_5f_Num_20_2">
        <text:list-item>
          <text:p text:style-name="P29">Kutasson könyvtárban. Keressen a szervezetről szóló cikkeket szakmai <text:s/>folyóiratokban, újságokban, magazinokban.</text:p>
        </text:list-item>
        <text:list-item>
          <text:p text:style-name="P29">Tájékozódjon az általa kínált termékekről és szolgáltatásokról.</text:p>
        </text:list-item>
        <text:list-item>
          <text:p text:style-name="P29">Beszéljen a szervezet alkalmazottaival és vezetőivel.</text:p>
        </text:list-item>
      </text:list>
      <text:p text:style-name="P22"><text:span text:style-name="T4"><text:s text:c="2"/></text:span><text:span text:style-name="T2"><text:tab/></text:span><text:span text:style-name="T5">Néhány szervezet esetében ez lehet, hogy nem célravezető, mint például helyi vagy állami szintű kormányzati szerveknél.</text:span></text:p>
      <text:p text:style-name="P19">Értse meg, és foglalkozzon az olvasó problémáival</text:p>
      <text:list xml:id="list1281074964" text:continue-numbering="true" text:style-name="RTF_5f_Num_20_2">
        <text:list-item>
          <text:p text:style-name="P29">A javaslatot a vásárló szempontjából írja meg. </text:p>
        </text:list-item>
        <text:list-item>
          <text:p text:style-name="P29">Tudja meg, hogy mik a vásárló elvárásai, és feleljen meg az egyedi kívánságoknak. Mondja el, hogy Ön miben tud neki segíteni a céljai elérésében.</text:p>
        </text:list-item>
        <text:list-item>
          <text:p text:style-name="P29">Említse meg a versenytársait. Mutassa meg, hogy az Ön terve miért jobb.</text:p>
        </text:list-item>
      </text:list>
      <text:p text:style-name="P19">A javaslatot személyre szólóan készítse el</text:p>
      <text:list xml:id="list1921127628" text:continue-numbering="true" text:style-name="RTF_5f_Num_20_2">
        <text:list-item>
          <text:p text:style-name="P29">Milyen a szervezet személyisége. Határozza meg, hogy ki fogja <text:s/>elolvasni a <text:s text:c="2"/>javaslatot, és az illető milyen adatokat és stílust vár el.</text:p>
        </text:list-item>
        <text:list-item>
          <text:p text:style-name="P29">Legyen következetes. Ha egyszer egy adott stílus mellett döntött <text:s/>(legyen az <text:s/>hivatalos, közvetlen, jogi, baráti stb.), minden fejezetet <text:s/>ugyanabban <text:s/>a <text:s text:c="2"/>stílusban <text:s/>írjon.</text:p>
        </text:list-item>
      </text:list>
      <text:p text:style-name="P19">Ismerje meg a konkurenciát</text:p>
      <text:list xml:id="list155352257" text:continue-numbering="true" text:style-name="RTF_5f_Num_20_2">
        <text:list-item>
          <text:p text:style-name="P29">Végezzen kutatásokat a konkurencia terén. Határozza meg, hogy mit csinál a konkurencia, és próbálja ugyanazt jobban csinálni. </text:p>
        </text:list-item>
        <text:list-item>
          <text:p text:style-name="P29">Ha tud kínálni olyan terméket vagy <text:s/>szolgáltatást, amit a konkurencia <text:s/>nem, említse meg azt a javaslatban.</text:p>
        </text:list-item>
      </text:list>
      <text:p text:style-name="P20">Ragadja meg a figyelmet</text:p>
      <text:list xml:id="list924619962" text:continue-numbering="true" text:style-name="RTF_5f_Num_20_2">
        <text:list-item>
          <text:p text:style-name="P29">Magas színvonalú, tökéletes kínézetű javaslatot készítsen. Ez az első termék, amit a vásárló kezébe ad, legyen hát jó minőségű.</text:p>
        </text:list-item>
        <text:list-item>
          <text:p text:style-name="P29">Hangsúlyozza, hogy ez a program rendkívül fontos az Ön vállalkozása számára, és éppen ezért elsőbbséget fog élvezni.</text:p>
        </text:list-item>
        <text:list-item>
          <text:p text:style-name="P29">Helyezzen el a javaslatban figyelemfelkeltő bevezetést és fejlécet. Hangsúlyozza a javaslat lényeges részeit.</text:p>
        </text:list-item>
        <text:list-item>
          <text:p text:style-name="P29">Bíztassa a címzettet, hogy intézkedjen a javaslatnak megfelelően. Mutassa meg, hogy ezzel nagy előrehaladást tesz.</text:p>
        </text:list-item>
      </text:list>
      <text:p text:style-name="P23">Értékelje a saját javaslatát</text:p>
      <text:p text:style-name="P21">Nézze át a javaslatot, és kérje meg néhány társát is akik nem vesznek részt a programban, hogy nézzék át a következő szempontokból:</text:p>
      <text:list xml:id="list63635920" text:continue-numbering="true" text:style-name="RTF_5f_Num_20_2">
        <text:list-item>
          <text:p text:style-name="P29">A megfogalmazás világos, lényegretörő és könnyen olvasható legyen.</text:p>
        </text:list-item>
        <text:list-item>
          <text:p text:style-name="P29">Érdekes és motiváló legyen a dolgozat.</text:p>
        </text:list-item>
        <text:list-item>
          <text:p text:style-name="P29">A lehetséges helyeken tartalmazzon vizuális <text:s/>elemeket (táblázatok, <text:s/>ábrák, <text:s/>grafikonok) <text:s/>a program részleteinek jobb megértése érdekében.</text:p>
        </text:list-item>
        <text:list-item>
          <text:p text:style-name="P29">Az egyes tevékenységek jól ki legyenek találva, ne legyenek homályosak, <text:s/>kétértelműek, sem általánosítók.</text:p>
        </text:list-item>
        <text:list-item>
          <text:p text:style-name="P29">Az egyes mondatok és bekezdések rövidek és könnyen érthetőek legyenek.</text:p>
        </text:list-item>
        <text:list-item>
          <text:p text:style-name="P29">A javaslatban kerülni kell a közhelyeket.</text:p>
        </text:list-item>
        <text:list-item>
          <text:p text:style-name="P29">A jelzőket gondosan válassza meg, és kerülje a gyakori ismétlést.</text:p>
        </text:list-item>
        <text:list-item>
          <text:p text:style-name="P29">Kerülje a szakmai fordulatokat, kifejezéseket.</text:p>
        </text:list-item>
        <text:list-item>
          <text:p text:style-name="P29">A dolgozat legyen lényegretörő és kellemes olvasmány.</text:p>
        </text:list-item>
        <text:list-item>
          <text:p text:style-name="P29">A dolgozat stílusa végig legyen egységes.</text:p>
        </text:list-item>
        <text:list-item>
          <text:p text:style-name="P29">A dolgozatban ne legyen sem nyelvtani, sem helyesírási hiba.</text:p>
        </text:list-item>
        <text:list-item>
          <text:p text:style-name="P29">Világosan <text:s/>határozza <text:s/>meg a <text:s/>feltételeket <text:s/>—az olvasó tökéletesen értsen <text:s/>meg minden fejezetet a legutolsó részletekig.</text:p>
        </text:list-item>
      </text:list>
      <text:p text:style-name="P15">A gondolatok logikusan következzenek egymás után, és alkossanak egységet.</text:p>
      <text:list xml:id="list1831022569" text:continue-numbering="true" text:style-name="RTF_5f_Num_20_2">
        <text:list-item>
          <text:p text:style-name="P29">A javaslat a lehető legnagyobb hatást érje e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pitch="variable" style:font-charset="x-symbol"/>
    <style:font-face style:name="Wingdings" svg:font-family="Wingdings"/>
    <style:font-face style:name="Symbol" svg:font-family="Symbol" style:font-family-generic="roman"/>
    <style:font-face style:name="Times New Roman" svg:font-family="'Times New Roman'" style:font-family-generic="roman"/>
    <style:font-face style:name="Times New Roman CE" svg:font-family="'Times New Roman CE'" style:font-family-generic="roman"/>
    <style:font-face style:name="Arial" svg:font-family="Arial" style:font-family-generic="swiss"/>
    <style:font-face style:name="Arial CE" svg:font-family="'Arial CE'" style:font-family-generic="swiss"/>
    <style:font-face style:name="Impact" svg:font-family="Impact" style:font-family-generic="swiss"/>
    <style:font-face style:name="Impact CE" svg:font-family="'Impact CE'" style:font-family-generic="swiss"/>
    <style:font-face style:name="Bullpen" svg:font-family="Bullpe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1.43cm" style:writing-mode="page"/>
      <style:text-properties style:use-window-font-color="true" style:font-name="Wingdings" fo:font-size="12pt" fo:language="hu" fo:country="HU" style:font-name-asian="Wingdings" style:font-size-asian="10.5pt" style:language-asian="zxx" style:country-asian="none" style:font-name-complex="Wingding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2cm" style:type="center"/>
          <style:tab-stop style:position="15.92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2cm" style:type="center"/>
          <style:tab-stop style:position="15.926cm" style:type="right"/>
        </style:tab-stops>
      </style:paragraph-properties>
    </style:style>
    <style:style style:name="RTF_5f_Num_20_2_20_1" style:display-name="RTF_Num 2 1" style:family="text">
      <style:text-properties style:font-name="Symbol" fo:font-size="10pt"/>
    </style:style>
    <style:style style:name="nagybetuk" style:family="text">
      <style:text-properties fo:text-transform="uppercase" style:font-name="Liberation Serif" fo:font-weight="bold" style:font-name-asian="Impact CE" style:font-weight-asian="bold" style:font-name-complex="Impact CE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 fo:background-color="#cccccc">
        <style:tab-stops>
          <style:tab-stop style:position="8.255cm" style:type="center"/>
          <style:tab-stop style:position="16.51cm" style:type="right"/>
        </style:tab-stops>
        <style:background-image/>
      </style:paragraph-properties>
      <style:text-properties style:font-name="Impact CE" style:font-name-asian="Impact CE" style:font-name-complex="Impact CE"/>
    </style:style>
    <style:style style:name="MP2" style:family="paragraph" style:parent-style-name="Standard">
      <style:paragraph-properties fo:background-color="#cccccc">
        <style:tab-stops>
          <style:tab-stop style:position="8.255cm" style:type="center"/>
          <style:tab-stop style:position="16.51cm" style:type="right"/>
        </style:tab-stops>
        <style:background-image/>
      </style:paragraph-properties>
    </style:style>
    <style:style style:name="MT1" style:family="text">
      <style:text-properties style:font-name="Impact CE" style:font-name-asian="Impact CE" style:font-name-complex="Impact CE"/>
    </style:style>
    <style:page-layout style:name="Mpm1">
      <style:page-layout-properties fo:page-width="21.006cm" fo:page-height="29.693cm" style:num-format="1" style:print-orientation="portrait" fo:margin-top="2.54cm" fo:margin-bottom="0.847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2.963cm" fo:margin-left="0cm" fo:margin-right="0cm" fo:margin-top="2.865cm" style:dynamic-spacing="true"/>
      </style:footer-style>
    </style:page-layout>
    <style:page-layout style:name="Mpm2">
      <style:page-layout-properties fo:page-width="21.006cm" fo:page-height="29.693cm" style:num-format="1" style:print-orientation="portrait" fo:margin-top="3.81cm" fo:margin-bottom="3.81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106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A javaslat címe</text:p>
      </style:header>
      <style:footer>
        <text:p text:style-name="MP2"><text:span text:style-name="MT1"><text:s/>Copyright - <text:s/></text:span><text:span text:style-name="MT1"><text:date style:data-style-name="N106" text:date-value="2010-01-23T10:15:49.99">1/23/10</text:date></text:span><text:span text:style-name="MT1"> <text:tab/> Bizalmas <text:tab/></text:span><text:span text:style-name="MT1"><text:page-number style:num-format="1" text:select-page="current">10</text:page-number></text:span><text:span text:style-name="MT1">. oldal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9$Build-9476</meta:generator>
    <dc:title>Bizalmas javaslat</dc:title>
    <dc:date>2010-01-23T10:15:50</dc:date>
    <meta:editing-cycles>1</meta:editing-cycles>
    <meta:editing-duration>PT00H00M14S</meta:editing-duration>
    <meta:document-statistic meta:table-count="0" meta:image-count="0" meta:object-count="0" meta:page-count="10" meta:paragraph-count="117" meta:word-count="1185" meta:character-count="8358"/>
    <meta:user-defined meta:name="Információ 1"/>
    <meta:user-defined meta:name="Információ 2"/>
    <meta:user-defined meta:name="Információ 3"/>
    <meta:user-defined meta:name="Információ 4"/>
  </office:meta>
</office:document-meta>
</file>